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ffc" officeooo:paragraph-rsid="001cbffc"/>
    </style:style>
    <style:style style:name="P2" style:family="paragraph" style:parent-style-name="Standard">
      <style:text-properties officeooo:rsid="001e1795" officeooo:paragraph-rsid="001e1795"/>
    </style:style>
    <style:style style:name="P3" style:family="paragraph" style:parent-style-name="Standard">
      <style:text-properties officeooo:rsid="001e9fe7" officeooo:paragraph-rsid="001e9fe7"/>
    </style:style>
    <style:style style:name="P4" style:family="paragraph" style:parent-style-name="Standard">
      <style:text-properties officeooo:rsid="0022f122" officeooo:paragraph-rsid="00216a69"/>
    </style:style>
    <style:style style:name="P5" style:family="paragraph" style:parent-style-name="Standard">
      <style:text-properties officeooo:rsid="0022f122" officeooo:paragraph-rsid="001e9fe7"/>
    </style:style>
    <style:style style:name="P6" style:family="paragraph" style:parent-style-name="Standard">
      <style:text-properties officeooo:paragraph-rsid="0022f122"/>
    </style:style>
    <style:style style:name="P7" style:family="paragraph" style:parent-style-name="Standard">
      <style:text-properties officeooo:rsid="001e1795" officeooo:paragraph-rsid="001e1795"/>
    </style:style>
    <style:style style:name="P8" style:family="paragraph" style:parent-style-name="Standard">
      <style:text-properties officeooo:rsid="0023145c" officeooo:paragraph-rsid="0023145c"/>
    </style:style>
    <style:style style:name="T1" style:family="text">
      <style:text-properties officeooo:rsid="001e9fe7"/>
    </style:style>
    <style:style style:name="T2" style:family="text">
      <style:text-properties officeooo:rsid="0022f122"/>
    </style:style>
    <style:style style:name="T3" style:family="text">
      <style:text-properties style:font-name="Liberation Mono"/>
    </style:style>
    <style:style style:name="T4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Сменить имя хоста</text:p>
      <text:p text:style-name="P2"><text:tab/>hostnamectl set-hostname pythonVDS</text:p>
      <text:p text:style-name="P2"/>
      <text:p text:style-name="P3">2. Сменить пароль для root</text:p>
      <text:p text:style-name="P3"><text:tab/>passwd</text:p>
      <text:p text:style-name="P1"/>
      <text:p text:style-name="P1"><text:span text:style-name="T1">3</text:span>. Обновление системы</text:p>
      <text:p text:style-name="P1"><text:tab/>apt update</text:p>
      <text:p text:style-name="P1"><text:tab/>apt upgrade</text:p>
      <text:p text:style-name="P1"><text:tab/>apt full-upgrade</text:p>
      <text:p text:style-name="P1"><text:tab/>apt autoremove</text:p>
      <text:p text:style-name="P3"/>
      <text:p text:style-name="P3">4. Установить sudo</text:p>
      <text:p text:style-name="P1"><text:tab/><text:span text:style-name="T1">apt install sudo</text:span></text:p>
      <text:p text:style-name="P1"/>
      <text:p text:style-name="P3">5. Добавить пользователя www</text:p>
      <text:p text:style-name="P3"><text:tab/>adduser www</text:p>
      <text:p text:style-name="P3"/>
      <text:p text:style-name="P3">6. Добавить пользователя в sudoers</text:p>
      <text:p text:style-name="P3"><text:tab/>vi /etc/sudoers</text:p>
      <text:p text:style-name="P3"/>
      <text:p text:style-name="P3"><text:tab/># User privilege specification</text:p>
      <text:p text:style-name="P3"><text:tab/>root <text:s text:c="3"/>ALL=(ALL:ALL) ALL</text:p>
      <text:p text:style-name="P3"><text:tab/>www <text:s text:c="4"/>ALL=(ALL:ALL) ALL</text:p>
      <text:p text:style-name="P3"/>
      <text:p text:style-name="Standard">7. Сме<text:span text:style-name="T2">нить пользователя</text:span></text:p>
      <text:p text:style-name="P5"><text:tab/>su - www</text:p>
      <text:p text:style-name="P4"><text:tab/></text:p>
      <text:p text:style-name="P6"><text:span text:style-name="T2">8. Локали</text:span></text:p>
      <text:p text:style-name="P8"><text:tab/>sudo localedef ru_RU.UTF-8 -i ru_RU -fUTF-8 ; \</text:p>
      <text:p text:style-name="P8"><text:tab/>export LANGUAGE=ru_RU.UTF-8 ; \</text:p>
      <text:p text:style-name="P8"><text:tab/>export LANG=ru_RU.UTF-8 ; \</text:p>
      <text:p text:style-name="P8"><text:tab/>export LC_ALL=ru_RU.UTF-8 ; \</text:p>
      <text:p text:style-name="P8"><text:tab/>sudo locale-gen ru_RU.UTF-8 ; \</text:p>
      <text:p text:style-name="P8"><text:tab/>sudo dpkg-reconfigure loc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4:53:45.414235513</meta:creation-date>
    <meta:generator>LibreOffice/6.0.7.3$Linux_X86_64 LibreOffice_project/00m0$Build-3</meta:generator>
    <dc:date>2020-05-22T18:50:22.498425442</dc:date>
    <meta:editing-duration>PT19M57S</meta:editing-duration>
    <meta:editing-cycles>6</meta:editing-cycles>
    <meta:document-statistic meta:table-count="0" meta:image-count="0" meta:object-count="0" meta:page-count="1" meta:paragraph-count="28" meta:word-count="89" meta:character-count="614" meta:non-whitespace-character-count="525"/>
  </office:meta>
</office:document-meta>
</file>